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style:writing-mode="lr-tb"/>
    </style:style>
    <style:style style:name="Tableau1.A" style:family="table-column">
      <style:table-column-properties style:column-width="13.905cm"/>
    </style:style>
    <style:style style:name="Tableau1.B" style:family="table-column">
      <style:table-column-properties style:column-width="2.69cm"/>
    </style:style>
    <style:style style:name="Tableau1.1" style:family="table-row">
      <style:table-row-properties style:min-row-height="1.101cm" fo:keep-together="auto"/>
    </style:style>
    <style:style style:name="Tableau1.A1" style:family="table-cell">
      <style:table-cell-properties fo:background-color="#ffffff" fo:padding-left="0.191cm" fo:padding-right="0.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25pt solid #000000">
        <style:background-image/>
      </style:table-cell-properties>
    </style:style>
    <style:style style:name="Tableau1.2" style:family="table-row">
      <style:table-row-properties style:min-row-height="1.106cm" fo:keep-together="auto"/>
    </style:style>
    <style:style style:name="Tableau1.A2" style:family="table-cell">
      <style:table-cell-properties fo:background-color="#ffffff" fo:padding-left="0.191cm" fo:padding-right="0.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style:writing-mode="lr-tb"/>
    </style:style>
    <style:style style:name="Tableau2.A" style:family="table-column">
      <style:table-column-properties style:column-width="4.048cm"/>
    </style:style>
    <style:style style:name="Tableau2.B" style:family="table-column">
      <style:table-column-properties style:column-width="4.059cm"/>
    </style:style>
    <style:style style:name="Tableau2.C" style:family="table-column">
      <style:table-column-properties style:column-width="4.055cm"/>
    </style:style>
    <style:style style:name="Tableau2.D" style:family="table-column">
      <style:table-column-properties style:column-width="4.08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2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25pt outset #000000" fo:border-right="none" fo:border-top="1.5pt groove #000000" fo:border-bottom="1.2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25pt outset #000000" fo:border-right="1.5pt groove #000000" fo:border-top="1.5pt groove #000000" fo:border-bottom="1.2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2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2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fo:font-size="20pt" style:font-size-asian="20pt" style:font-size-complex="20pt"/>
    </style:style>
    <style:style style:name="P4" style:family="paragraph" style:parent-style-name="Standard">
      <style:paragraph-properties fo:margin-top="0cm" fo:margin-bottom="0.353cm" loext:contextual-spacing="false"/>
    </style:style>
    <style:style style:name="P5" style:family="paragraph" style:parent-style-name="TA_20_Text_20_centré">
      <style:paragraph-properties fo:margin-top="0cm" fo:margin-bottom="0.353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language="fr" fo:country="FR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2d25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151e4f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175e97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1pt" style:font-size-asian="11pt" style:font-size-complex="11pt"/>
    </style:style>
    <style:style style:name="P16" style:family="paragraph" style:parent-style-name="TA_20_Element_20_Clair_20_centré">
      <style:paragraph-properties fo:margin-top="0cm" fo:margin-bottom="0cm" loext:contextual-spacing="false" fo:line-height="100%"/>
    </style:style>
    <style:style style:name="P17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P18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0c5355" officeooo:paragraph-rsid="000c5355" style:font-size-asian="24pt" style:font-weight-asian="bold" style:font-size-complex="24pt" style:font-weight-complex="bold"/>
    </style:style>
    <style:style style:name="P19" style:family="paragraph" style:parent-style-name="Contents_20_3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3" style:family="paragraph" style:parent-style-name="Standard" style:list-style-name="WWNum2"/>
    <style:style style:name="P24" style:family="paragraph" style:parent-style-name="Standard" style:list-style-name="WWNum2"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WWNum2">
      <style:text-properties style:use-window-font-color="true"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 style:list-style-name="WWNum2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Arial" fo:font-size="11pt" fo:font-weight="bold" style:font-size-asian="11pt" style:font-weight-asian="bold" style:font-weight-complex="bold"/>
    </style:style>
    <style:style style:name="T4" style:family="text">
      <style:text-properties fo:color="#000000" style:font-name="Arial" fo:font-size="11pt" fo:font-weight="normal" style:font-size-asian="11pt" style:font-weight-asian="normal"/>
    </style:style>
    <style:style style:name="T5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style:font-name="Arial" fo:font-size="11pt" fo:font-weight="normal" officeooo:rsid="00125909" style:font-size-asian="11pt" style:font-weight-asian="normal" style:font-size-complex="11pt" style:font-weight-complex="normal"/>
    </style:style>
    <style:style style:name="T7" style:family="text">
      <style:text-properties fo:color="#000000" style:font-name="Arial" fo:font-size="11pt" fo:font-weight="normal" officeooo:rsid="00151e4f" style:font-size-asian="11pt" style:font-weight-asian="normal" style:font-size-complex="11pt" style:font-weight-complex="normal"/>
    </style:style>
    <style:style style:name="T8" style:family="text">
      <style:text-properties fo:color="#000000" style:font-name="Arial" fo:font-size="11pt" fo:font-weight="normal" officeooo:rsid="0013d757" style:font-size-asian="11pt" style:font-weight-asian="normal"/>
    </style:style>
    <style:style style:name="T9" style:family="text">
      <style:text-properties fo:color="#000000" style:font-name="Arial" fo:font-size="11pt" style:font-size-asian="11pt" style:font-size-complex="11pt"/>
    </style:style>
    <style:style style:name="T10" style:family="text">
      <style:text-properties fo:color="#000000" style:font-name="Arial" fo:font-size="11pt" officeooo:rsid="00162d25" style:font-size-asian="11pt" style:font-size-complex="11pt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color="#000000" style:font-name="Arial" fo:language="fr" fo:country="FR"/>
    </style:style>
    <style:style style:name="T13" style:family="text">
      <style:text-properties fo:color="#000000" style:font-name="Arial" style:language-complex="en" style:country-complex="US"/>
    </style:style>
    <style:style style:name="T14" style:family="text">
      <style:text-properties fo:color="#000000" style:font-name="Arial" style:language-complex="en" style:country-complex="US" text:display="true"/>
    </style:style>
    <style:style style:name="T15" style:family="text">
      <style:text-properties fo:color="#000000" style:font-name="Arial" officeooo:rsid="0006569e" style:language-complex="en" style:country-complex="US" text:display="true"/>
    </style:style>
    <style:style style:name="T16" style:family="text">
      <style:text-properties fo:color="#000000" style:font-name="Arial" officeooo:rsid="000772d3" style:language-complex="en" style:country-complex="US" text:display="true"/>
    </style:style>
    <style:style style:name="T17" style:family="text">
      <style:text-properties fo:color="#000000" style:font-name="Arial" officeooo:rsid="00080b96" style:language-complex="en" style:country-complex="US" text:display="true"/>
    </style:style>
    <style:style style:name="T18" style:family="text">
      <style:text-properties fo:color="#000000" style:font-name="Arial" text:display="true"/>
    </style:style>
    <style:style style:name="T19" style:family="text">
      <style:text-properties fo:color="#000000" style:font-name="Arial1" fo:font-size="11pt" fo:font-weight="normal" officeooo:rsid="004ca611" style:font-size-asian="11pt" style:font-weight-asian="normal" style:font-size-complex="11pt" style:font-weight-complex="normal"/>
    </style:style>
    <style:style style:name="T20" style:family="text">
      <style:text-properties fo:color="#000000" style:font-name="Arial1" fo:font-size="11pt" fo:font-weight="normal" officeooo:rsid="002c5879" style:font-size-asian="11pt" style:font-weight-asian="normal" style:font-size-complex="11pt" style:font-weight-complex="normal"/>
    </style:style>
    <style:style style:name="T21" style:family="text">
      <style:text-properties style:use-window-font-color="true" style:font-name="Arial" fo:font-size="20pt" fo:font-weight="bold" style:font-size-asian="20pt" style:font-weight-asian="bold" style:font-size-complex="20pt" style:font-weight-complex="bold"/>
    </style:style>
    <style:style style:name="T22" style:family="text"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T23" style:family="tex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T24" style:family="text">
      <style:text-properties officeooo:rsid="000a97ac"/>
    </style:style>
    <style:style style:name="T25" style:family="text">
      <style:text-properties officeooo:rsid="000dc3f3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04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text:span text:style-name="TA_20_Style_20_foncé"><text:span text:style-name="T2">Auteur</text:span></text:span></text:p>
            <text:p text:style-name="P10"><text:span text:style-name="TA_20_Element_20_clair_20_marqué"><text:span text:style-name="T5">Thomas COGGIA</text:span></text:span><text:span text:style-name="TA_20_Element_20_clair_20_marqué"><text:span text:style-name="T9"> <text:s text:c="19"/></text:span></text:span></text:p>
          </table:table-cell>
          <table:table-cell table:style-name="Tableau1.B1" office:value-type="string">
            <text:p text:style-name="P10"><draw:control text:anchor-type="as-char" draw:z-index="8" draw:style-name="gr1" draw:text-style-name="P27" svg:width="2.345cm" svg:height="0.526cm" draw:control="control1"/></text:p>
          </table:table-cell>
        </table:table-row>
        <table:table-row table:style-name="Tableau1.2">
          <table:table-cell table:style-name="Tableau1.A2" office:value-type="string">
            <text:p text:style-name="P10"><text:span text:style-name="TA_20_Style_20_foncé"><text:span text:style-name="T2">Equipe</text:span></text:span></text:p>
            <text:p text:style-name="P10"><text:span text:style-name="TA_20_Style_20_clair"><text:span text:style-name="T9">Saad CHIADMI, Thomas COGGIA</text:span></text:span></text:p>
          </table:table-cell>
          <table:table-cell table:style-name="Tableau1.B2" table:number-rows-spanned="2" office:value-type="string">
            <text:p text:style-name="P15"><text:span text:style-name="TA_20_Style_20_foncé"/></text:p>
            <text:p text:style-name="P11"><text:span text:style-name="TA_20_Style_20_foncé"><text:span text:style-name="T2">Statut</text:span></text:span></text:p>
            <text:p text:style-name="P12"><text:span text:style-name="TA_20_Style_20_clair"><text:span text:style-name="T10">Final</text:span></text:span></text:p>
            <text:p text:style-name="P11"><text:span text:style-name="TA_20_Element_20_clair_20_marqué"><text:span text:style-name="T9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10"><text:span text:style-name="TA_20_Style_20_clair"><text:span text:style-name="T2">Destinaire(s)</text:span></text:span></text:p>
            <text:p text:style-name="P13"><text:span text:style-name="TA_20_Style_20_clair"><text:span text:style-name="T7">Utilisateur du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0"><text:span text:style-name="TA_20_Style_20_foncé"><text:span text:style-name="T2">Chemin</text:span></text:span></text:p>
            <text:p text:style-name="P14"><text:span text:style-name="TA_20_Style_20_clair"><text:span text:style-name="T19">Babyfoot</text:span></text:span><text:span text:style-name="TA_20_Style_20_clair"><text:span text:style-name="T20">/TAPS</text:span></text:span><text:span text:style-name="TA_20_Style_20_clair"><text:span text:style-name="T5">/</text:span></text:span><text:span text:style-name="TA_20_Style_20_clair"><text:span text:style-name="T6">Modèles</text:span></text:span></text:p>
          </table:table-cell>
          <table:table-cell table:style-name="Tableau1.B2" office:value-type="string">
            <text:p text:style-name="P10"><text:span text:style-name="TA_20_Style_20_foncé"><text:span text:style-name="T9">Page(s)</text:span></text:span><text:span text:style-name="TA_20_Element_20_clair_20_marqué"><text:span text:style-name="T9"> : </text:span></text:span><text:span text:style-name="T24">4</text:span><field:fieldmark-start text:name="Bookmark1" field:type="SECTIONPAGES  \* Arabic  \* MERGEFORMAT"/><field:fieldmark-end/></text:p>
          </table:table-cell>
        </table:table-row>
      </table:table>
      <text:p text:style-name="P17"/>
      <text:p text:style-name="P18">Modèles pour gestion de projet</text:p>
      <text:p text:style-name="P7"/>
      <text:p text:style-name="P7"><text:span text:style-name="T25">Modèle de la </text:span>STBE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6"><text:span text:style-name="TA_20_Element_20_clair_20_marqué"><text:span text:style-name="T11">Version</text:span></text:span></text:p>
          </table:table-cell>
          <table:table-cell table:style-name="Tableau2.B1" office:value-type="string">
            <text:p text:style-name="P16"><text:span text:style-name="TA_20_Element_20_clair_20_marqué"><text:span text:style-name="T11">Date</text:span></text:span></text:p>
          </table:table-cell>
          <table:table-cell table:style-name="Tableau2.B1" office:value-type="string">
            <text:p text:style-name="P16"><text:span text:style-name="TA_20_Element_20_clair_20_marqué"><text:span text:style-name="T11">Modifications</text:span></text:span></text:p>
          </table:table-cell>
          <table:table-cell table:style-name="Tableau2.D1" office:value-type="string">
            <text:p text:style-name="P16"><text:span text:style-name="TA_20_Element_20_clair_20_marqué"><text:span text:style-name="T11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5"><text:span text:style-name="TA_20_Element_20_clair_20_marqué"><text:span text:style-name="T3">1.0</text:span></text:span></text:p>
          </table:table-cell>
          <table:table-cell table:style-name="Tableau2.B2" office:value-type="string">
            <text:p text:style-name="P5"><text:span text:style-name="TA_20_Element_20_clair_20_marqué"><text:span text:style-name="T8">04/10</text:span></text:span><text:span text:style-name="TA_20_Element_20_clair_20_marqué"><text:span text:style-name="T4">/2019</text:span></text:span></text:p>
          </table:table-cell>
          <table:table-cell table:style-name="Tableau2.B2" office:value-type="string">
            <text:p text:style-name="P5"><text:span text:style-name="TA_20_Element_20_clair_20_marqué"><text:span text:style-name="T4">Création</text:span></text:span></text:p>
          </table:table-cell>
          <table:table-cell table:style-name="Tableau2.D2" office:value-type="string">
            <text:p text:style-name="P5"><text:span text:style-name="TA_20_Element_20_clair_20_marqué"><text:span text:style-name="T4">Thomas COGGIA</text:span>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6"><text:span text:style-name="TA_20_Titre_20_doc"/></text:p>
      <text:p text:style-name="P6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
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1"><text:soft-page-break/><text:span text:style-name="TA_20_Titre_20_1_20_Car"><text:span text:style-name="T1">Table des </text:span></text:span><text:span text:style-name="TA_20_Titre_20_1_20_Car"><text:span text:style-name="T12">matières</text:span></text:span></text:p>
            <text:p text:style-name="P9"><text:span text:style-name="TA_20_Titre_20_1_20_Car"/></text:p>
          </text:index-title>
          <text:p text:style-name="P20"><text:span text:style-name="T14">1</text:span><text:a xlink:type="simple" xlink:href="#_Toc247179219" text:style-name="Index_20_Link" text:visited-style-name="Index_20_Link"><text:span text:style-name="T14">.</text:span></text:a><text:a xlink:type="simple" xlink:href="#_Toc247179219" text:style-name="Index_20_Link" text:visited-style-name="Index_20_Link"><text:span text:style-name="T13"> Définition de l’application demandée</text:span></text:a><text:a xlink:type="simple" xlink:href="#_Toc247179219" text:style-name="Index_20_Link" text:visited-style-name="Index_20_Link"><text:span text:style-name="T18"><text:tab/>3</text:span></text:a></text:p>
          <text:p text:style-name="P21"><text:a xlink:type="simple" xlink:href="#_Toc247179216" text:style-name="Index_20_Link" text:visited-style-name="Index_20_Link"><text:span text:style-name="T14">1.1. </text:span></text:a><text:a xlink:type="simple" xlink:href="#_Toc247179216" text:style-name="Index_20_Link" text:visited-style-name="Index_20_Link"><text:span text:style-name="T17">Objectifs</text:span></text:a><text:a xlink:type="simple" xlink:href="#_Toc247179216" text:style-name="Index_20_Link" text:visited-style-name="Index_20_Link"><text:span text:style-name="T18"><text:tab/>3</text:span></text:a></text:p>
          <text:p text:style-name="P21"><text:a xlink:type="simple" xlink:href="#_Toc247179215" text:style-name="Index_20_Link" text:visited-style-name="Index_20_Link"><text:span text:style-name="T14">1.2.</text:span></text:a><text:a xlink:type="simple" xlink:href="#_Toc247179215" text:style-name="Index_20_Link" text:visited-style-name="Index_20_Link"><text:span text:style-name="T15"> Context</text:span></text:a><text:a xlink:type="simple" xlink:href="#_Toc247179215" text:style-name="Index_20_Link" text:visited-style-name="Index_20_Link"><text:span text:style-name="T16">e</text:span></text:a><text:a xlink:type="simple" xlink:href="#_Toc247179215" text:style-name="Index_20_Link" text:visited-style-name="Index_20_Link"><text:span text:style-name="T15"> de l’organisation existante</text:span></text:a><text:a xlink:type="simple" xlink:href="#_Toc247179215" text:style-name="Index_20_Link" text:visited-style-name="Index_20_Link"><text:span text:style-name="T18"><text:tab/>3</text:span></text:a></text:p>
          <text:p text:style-name="P21"><text:a xlink:type="simple" xlink:href="#_Toc247179217" text:style-name="Index_20_Link" text:visited-style-name="Index_20_Link"><text:span text:style-name="T14">1.3. Périmètre du système</text:span></text:a><text:a xlink:type="simple" xlink:href="#_Toc247179217" text:style-name="Index_20_Link" text:visited-style-name="Index_20_Link"><text:span text:style-name="T18"><text:tab/>3</text:span></text:a></text:p>
          <text:p text:style-name="P21"><text:a xlink:type="simple" xlink:href="#_Toc247179218" text:style-name="Index_20_Link" text:visited-style-name="Index_20_Link"><text:span text:style-name="T14">1.4. Interactions entre le système à réaliser et l’organisation existante</text:span></text:a><text:a xlink:type="simple" xlink:href="#_Toc247179218" text:style-name="Index_20_Link" text:visited-style-name="Index_20_Link"><text:span text:style-name="T18"><text:tab/>3</text:span></text:a></text:p>
          <text:p text:style-name="P20"><text:a xlink:type="simple" xlink:href="#_Toc247179219" text:style-name="Index_20_Link" text:visited-style-name="Index_20_Link"><text:span text:style-name="T14">2.</text:span></text:a><text:a xlink:type="simple" xlink:href="#_Toc247179219" text:style-name="Index_20_Link" text:visited-style-name="Index_20_Link"><text:span text:style-name="T14"> Définition du système à réaliser</text:span></text:a><text:a xlink:type="simple" xlink:href="#_Toc247179219" text:style-name="Index_20_Link" text:visited-style-name="Index_20_Link"><text:span text:style-name="T18"><text:tab/>3</text:span></text:a></text:p>
          <text:p text:style-name="P21"><text:a xlink:type="simple" xlink:href="#_Toc247179220" text:style-name="Index_20_Link" text:visited-style-name="Index_20_Link"><text:span text:style-name="T14">2.1. Architecture fonctionnelle du système</text:span></text:a><text:a xlink:type="simple" xlink:href="#_Toc247179220" text:style-name="Index_20_Link" text:visited-style-name="Index_20_Link"><text:span text:style-name="T18"><text:tab/>3</text:span></text:a></text:p>
          <text:p text:style-name="P21"><text:a xlink:type="simple" xlink:href="#_Toc247179221" text:style-name="Index_20_Link" text:visited-style-name="Index_20_Link"><text:span text:style-name="T14">2.2. Sous systèmes</text:span></text:a><text:a xlink:type="simple" xlink:href="#_Toc247179221" text:style-name="Index_20_Link" text:visited-style-name="Index_20_Link"><text:span text:style-name="T18"><text:tab/>3</text:span></text:a></text:p>
          <text:p text:style-name="P21"><text:a xlink:type="simple" xlink:href="#_Toc247179222" text:style-name="Index_20_Link" text:visited-style-name="Index_20_Link"><text:span text:style-name="T14">2.3. Interactions entre cas d’utilisations</text:span></text:a><text:a xlink:type="simple" xlink:href="#_Toc247179222" text:style-name="Index_20_Link" text:visited-style-name="Index_20_Link"><text:span text:style-name="T18"><text:tab/>3</text:span></text:a></text:p>
          <text:p text:style-name="P20"><text:a xlink:type="simple" xlink:href="#_Toc247179223" text:style-name="Index_20_Link" text:visited-style-name="Index_20_Link"><text:span text:style-name="T14">3.</text:span></text:a><text:a xlink:type="simple" xlink:href="#_Toc247179223" text:style-name="Index_20_Link" text:visited-style-name="Index_20_Link"><text:span text:style-name="T13"> Gestion des Contraintes</text:span></text:a><text:a xlink:type="simple" xlink:href="#_Toc247179223" text:style-name="Index_20_Link" text:visited-style-name="Index_20_Link"><text:span text:style-name="T18"><text:tab/>4</text:span></text:a></text:p>
          <text:p text:style-name="P21"><text:a xlink:type="simple" xlink:href="#_Toc247179224" text:style-name="Index_20_Link" text:visited-style-name="Index_20_Link"><text:span text:style-name="T14">3.1. Les types de contraintes</text:span></text:a><text:a xlink:type="simple" xlink:href="#_Toc247179224" text:style-name="Index_20_Link" text:visited-style-name="Index_20_Link"><text:span text:style-name="T18"><text:tab/>4</text:span></text:a></text:p>
          <text:p text:style-name="P19"><text:a xlink:type="simple" xlink:href="#_Toc247179225" text:style-name="Index_20_Link" text:visited-style-name="Index_20_Link"><text:span text:style-name="T14">3.1.1. Fonctionnelles</text:span></text:a><text:a xlink:type="simple" xlink:href="#_Toc247179225" text:style-name="Index_20_Link" text:visited-style-name="Index_20_Link"><text:span text:style-name="T18"><text:tab/>4</text:span></text:a></text:p>
          <text:p text:style-name="P19"><text:a xlink:type="simple" xlink:href="#_Toc247179226" text:style-name="Index_20_Link" text:visited-style-name="Index_20_Link"><text:span text:style-name="T14">3.1.2. Performances et Planning</text:span></text:a><text:a xlink:type="simple" xlink:href="#_Toc247179226" text:style-name="Index_20_Link" text:visited-style-name="Index_20_Link"><text:span text:style-name="T18"><text:tab/>4</text:span></text:a></text:p>
          <text:p text:style-name="P19"><text:a xlink:type="simple" xlink:href="#_Toc247179227" text:style-name="Index_20_Link" text:visited-style-name="Index_20_Link"><text:span text:style-name="T14">3.1.3. Ressources</text:span></text:a><text:a xlink:type="simple" xlink:href="#_Toc247179227" text:style-name="Index_20_Link" text:visited-style-name="Index_20_Link"><text:span text:style-name="T18"><text:tab/>4</text:span></text:a></text:p>
          <text:p text:style-name="P19"><text:a xlink:type="simple" xlink:href="#_Toc247179228" text:style-name="Index_20_Link" text:visited-style-name="Index_20_Link"><text:span text:style-name="T14">3.1.4. Techniques</text:span></text:a><text:a xlink:type="simple" xlink:href="#_Toc247179228" text:style-name="Index_20_Link" text:visited-style-name="Index_20_Link"><text:span text:style-name="T18"><text:tab/>4</text:span></text:a></text:p>
          <text:p text:style-name="P19"><text:a xlink:type="simple" xlink:href="#_Toc247179229" text:style-name="Index_20_Link" text:visited-style-name="Index_20_Link"><text:span text:style-name="T14">3.1.5. Procédure de mise en exploitation du nouveau système</text:span></text:a><text:a xlink:type="simple" xlink:href="#_Toc247179229" text:style-name="Index_20_Link" text:visited-style-name="Index_20_Link"><text:span text:style-name="T18"><text:tab/>4</text:span></text:a></text:p>
          <text:p text:style-name="P21"><text:a xlink:type="simple" xlink:href="#_Toc247179230" text:style-name="Index_20_Link" text:visited-style-name="Index_20_Link"><text:span text:style-name="T14">3.2. Analyse des risques</text:span></text:a><text:a xlink:type="simple" xlink:href="#_Toc247179230" text:style-name="Index_20_Link" text:visited-style-name="Index_20_Link"><text:span text:style-name="T18"><text:tab/>4</text:span></text:a></text:p>
          <text:p text:style-name="P19"><text:a xlink:type="simple" xlink:href="#_Toc247179231" text:style-name="Index_20_Link" text:visited-style-name="Index_20_Link"><text:span text:style-name="T14">3.2.1. Risques liés aux contraintes fonctionnelles</text:span></text:a><text:a xlink:type="simple" xlink:href="#_Toc247179231" text:style-name="Index_20_Link" text:visited-style-name="Index_20_Link"><text:span text:style-name="T18"><text:tab/>4</text:span></text:a></text:p>
          <text:p text:style-name="P19"><text:a xlink:type="simple" xlink:href="#_Toc247179232" text:style-name="Index_20_Link" text:visited-style-name="Index_20_Link"><text:span text:style-name="T14">3.2.2. Risques liés aux performances</text:span></text:a><text:a xlink:type="simple" xlink:href="#_Toc247179232" text:style-name="Index_20_Link" text:visited-style-name="Index_20_Link"><text:span text:style-name="T18"><text:tab/>5</text:span></text:a></text:p>
          <text:p text:style-name="P19"><text:a xlink:type="simple" xlink:href="#_Toc247179233" text:style-name="Index_20_Link" text:visited-style-name="Index_20_Link"><text:span text:style-name="T14">3.2.3. Risques liés aux ressources</text:span></text:a><text:a xlink:type="simple" xlink:href="#_Toc247179233" text:style-name="Index_20_Link" text:visited-style-name="Index_20_Link"><text:span text:style-name="T18"><text:tab/>5</text:span></text:a></text:p>
          <text:p text:style-name="P19"><text:a xlink:type="simple" xlink:href="#_Toc247179234" text:style-name="Index_20_Link" text:visited-style-name="Index_20_Link"><text:span text:style-name="T14">3.2.4. Risques liés aux contraintes techniques</text:span></text:a><text:a xlink:type="simple" xlink:href="#_Toc247179234" text:style-name="Index_20_Link" text:visited-style-name="Index_20_Link"><text:span text:style-name="T18"><text:tab/>5</text:span></text:a></text:p>
          <text:p text:style-name="P19"><text:a xlink:type="simple" xlink:href="#_Toc247179235" text:style-name="Index_20_Link" text:visited-style-name="Index_20_Link"><text:span text:style-name="T14">3.2.5. Risques liés aux procédures</text:span></text:a><text:a xlink:type="simple" xlink:href="#_Toc247179235" text:style-name="Index_20_Link" text:visited-style-name="Index_20_Link"><text:span text:style-name="T18"><text:tab/>5</text:span></text:a></text:p>
          <text:p text:style-name="P21"><text:a xlink:type="simple" xlink:href="#_Toc247179236" text:style-name="Index_20_Link" text:visited-style-name="Index_20_Link"><text:span text:style-name="T14">3.3. Prototypage</text:span></text:a><text:a xlink:type="simple" xlink:href="#_Toc247179236" text:style-name="Index_20_Link" text:visited-style-name="Index_20_Link"><text:span text:style-name="T18"><text:tab/>5</text:span></text:a></text:p>
          <text:p text:style-name="P20"><text:a xlink:type="simple" xlink:href="#_Toc247179237" text:style-name="Index_20_Link" text:visited-style-name="Index_20_Link"><text:span text:style-name="T14">4.</text:span></text:a><text:a xlink:type="simple" xlink:href="#_Toc247179237" text:style-name="Index_20_Link" text:visited-style-name="Index_20_Link"><text:span text:style-name="T13"> Planification</text:span></text:a><text:a xlink:type="simple" xlink:href="#_Toc247179237" text:style-name="Index_20_Link" text:visited-style-name="Index_20_Link"><text:span text:style-name="T18"><text:tab/>5</text:span></text:a></text:p>
          <text:p text:style-name="P21"><text:a xlink:type="simple" xlink:href="#_Toc247179238" text:style-name="Index_20_Link" text:visited-style-name="Index_20_Link"><text:span text:style-name="T14">4.1. WBS (Work Breakdown Structure)</text:span></text:a><text:a xlink:type="simple" xlink:href="#_Toc247179238" text:style-name="Index_20_Link" text:visited-style-name="Index_20_Link"><text:span text:style-name="T18"><text:tab/>5</text:span></text:a></text:p>
          <text:p text:style-name="P21"><text:a xlink:type="simple" xlink:href="#_Toc247179239" text:style-name="Index_20_Link" text:visited-style-name="Index_20_Link"><text:span text:style-name="T14">4.2. PERT</text:span></text:a><text:a xlink:type="simple" xlink:href="#_Toc247179239" text:style-name="Index_20_Link" text:visited-style-name="Index_20_Link"><text:span text:style-name="T18"><text:tab/>5</text:span></text:a></text:p>
          <text:p text:style-name="P21"><text:a xlink:type="simple" xlink:href="#_Toc247179240" text:style-name="Index_20_Link" text:visited-style-name="Index_20_Link"><text:span text:style-name="T14">4.3. GANTT</text:span></text:a><text:a xlink:type="simple" xlink:href="#_Toc247179240" text:style-name="Index_20_Link" text:visited-style-name="Index_20_Link"><text:span text:style-name="T18"><text:tab/>5</text:span></text:a></text:p>
          <text:p text:style-name="P20"><text:a xlink:type="simple" xlink:href="#_Toc247179241" text:style-name="Index_20_Link" text:visited-style-name="Index_20_Link"><text:span text:style-name="T14">5.</text:span></text:a><text:a xlink:type="simple" xlink:href="#_Toc247179241" text:style-name="Index_20_Link" text:visited-style-name="Index_20_Link"><text:span text:style-name="T13"> Annexes</text:span></text:a><text:a xlink:type="simple" xlink:href="#_Toc247179241" text:style-name="Index_20_Link" text:visited-style-name="Index_20_Link"><text:span text:style-name="T18"><text:tab/>6</text:span></text:a></text:p>
          <text:p text:style-name="P21"><text:a xlink:type="simple" xlink:href="#_Toc247179242" text:style-name="Index_20_Link" text:visited-style-name="Index_20_Link"><text:span text:style-name="T14">5.1. Lexique</text:span></text:a><text:a xlink:type="simple" xlink:href="#_Toc247179242" text:style-name="Index_20_Link" text:visited-style-name="Index_20_Link"><text:span text:style-name="T18"><text:tab/>6</text:span></text:a></text:p>
          <text:p text:style-name="P21"><text:a xlink:type="simple" xlink:href="#_Toc247179243" text:style-name="Index_20_Link" text:visited-style-name="Index_20_Link"><text:span text:style-name="T14">5.2. Bibliographie</text:span></text:a><text:a xlink:type="simple" xlink:href="#_Toc247179243" text:style-name="Index_20_Link" text:visited-style-name="Index_20_Link"><text:span text:style-name="T18"><text:tab/>6</text:span></text:a></text:p>
        </text:index-body>
      </text:table-of-content>
      <text:p text:style-name="P3"><text:span text:style-name="TA_20_Titre_20_doc"/></text:p>
      <text:list xml:id="list3731078515" text:style-name="WWNum2">
        <text:list-item>
          <text:p text:style-name="P23"><text:bookmark-start text:name="_Toc247179214"/><text:soft-page-break/><text:span text:style-name="TA_20_Titre_20_doc"><text:span text:style-name="T21">Définition de l’application demandée</text:span></text:span><text:bookmark-end text:name="_Toc247179214"/></text:p>
          <text:list>
            <text:list-item>
              <text:p text:style-name="P24">Objectifs</text:p>
            </text:list-item>
            <text:list-item>
              <text:p text:style-name="P23"><text:span text:style-name="T22">Contexte de l’organisation existante</text:span><text:bookmark-start text:name="_Toc245788812"/><text:bookmark-start text:name="_Toc246758688"/></text:p>
            </text:list-item>
            <text:list-item>
              <text:p text:style-name="P24"><text:bookmark-start text:name="_Toc247179217"/>Périmètre du système<text:bookmark-end text:name="_Toc247179217"/></text:p>
            </text:list-item>
            <text:list-item>
              <text:p text:style-name="P25"><text:bookmark-start text:name="_Toc247179218"/>Interactions entre le système à réaliser et l’organisation existante<text:bookmark-end text:name="_Toc247179218"/><text:bookmark-end text:name="_Toc246758688"/><text:bookmark-end text:name="_Toc245788812"/></text:p>
            </text:list-item>
          </text:list>
        </text:list-item>
        <text:list-item>
          <text:p text:style-name="P23"><text:bookmark-start text:name="_Toc247179219"/><text:bookmark-start text:name="_Toc245788813"/><text:bookmark-start text:name="_Toc246758689"/><text:span text:style-name="TA_20_Titre_20_doc"><text:span text:style-name="T21">Définition du système à réaliser</text:span></text:span><text:bookmark-end text:name="_Toc247179219"/><text:bookmark-end text:name="_Toc245788813"/><text:bookmark-end text:name="_Toc246758689"/></text:p>
          <text:list>
            <text:list-item>
              <text:p text:style-name="P24"><text:bookmark-start text:name="_Toc247179220"/><text:bookmark-start text:name="_Toc245788814"/><text:bookmark-start text:name="_Toc246758690"/>Architecture fonctionnelle du système<text:bookmark-end text:name="_Toc247179220"/><text:bookmark-end text:name="_Toc245788814"/><text:bookmark-end text:name="_Toc246758690"/></text:p>
            </text:list-item>
            <text:list-item>
              <text:p text:style-name="P24"><text:bookmark-start text:name="_Toc247179221"/><text:bookmark-start text:name="_Toc245788815"/><text:bookmark-start text:name="_Toc246758691"/>Sous systèmes<text:bookmark-end text:name="_Toc247179221"/><text:bookmark-end text:name="_Toc245788815"/><text:bookmark-end text:name="_Toc246758691"/></text:p>
            </text:list-item>
            <text:list-item>
              <text:p text:style-name="P24"><text:bookmark-start text:name="_Toc247179222"/>Interactions entre cas d’utilisations<text:bookmark-end text:name="_Toc247179222"/></text:p>
            </text:list-item>
          </text:list>
        </text:list-item>
        <text:list-item>
          <text:p text:style-name="P23"><text:bookmark-start text:name="_Toc247179223"/><text:span text:style-name="TA_20_Titre_20_doc"><text:span text:style-name="T21">Gestion des Contraintes</text:span></text:span><text:bookmark-end text:name="_Toc247179223"/></text:p>
          <text:list>
            <text:list-item>
              <text:p text:style-name="P24"><text:bookmark-start text:name="_Toc247179224"/><text:bookmark-start text:name="_Toc245788819"/><text:bookmark-start text:name="_Toc246758695"/>Les types de contraintes<text:bookmark-end text:name="_Toc247179224"/><text:bookmark-end text:name="_Toc245788819"/><text:bookmark-end text:name="_Toc246758695"/></text:p>
              <text:list>
                <text:list-item>
                  <text:p text:style-name="P26"><text:bookmark-start text:name="_Toc247179225"/><text:bookmark-start text:name="_Toc211425182"/><text:bookmark-start text:name="_Toc245788820"/><text:bookmark-start text:name="_Toc246758696"/>Fonctionnelles<text:bookmark-end text:name="_Toc247179225"/><text:bookmark-end text:name="_Toc211425182"/><text:bookmark-end text:name="_Toc245788820"/><text:bookmark-end text:name="_Toc246758696"/></text:p>
                </text:list-item>
                <text:list-item>
                  <text:p text:style-name="P23"><text:bookmark-start text:name="_Toc211425183"/><text:bookmark-start text:name="_Toc245788821"/><text:bookmark-start text:name="_Toc246758697"/><text:bookmark-start text:name="_Toc247179226"/><text:span text:style-name="T23">Performances</text:span><text:bookmark-end text:name="_Toc211425183"/><text:span text:style-name="T23"> et Planning</text:span><text:bookmark-end text:name="_Toc245788821"/><text:bookmark-end text:name="_Toc246758697"/><text:bookmark-end text:name="_Toc247179226"/></text:p>
                </text:list-item>
                <text:list-item>
                  <text:p text:style-name="P26"><text:bookmark-start text:name="_Toc247179227"/><text:bookmark-start text:name="_Toc245788822"/><text:bookmark-start text:name="_Toc246758698"/>Ressources<text:bookmark-end text:name="_Toc247179227"/><text:bookmark-end text:name="_Toc245788822"/><text:bookmark-end text:name="_Toc246758698"/></text:p>
                </text:list-item>
                <text:list-item>
                  <text:p text:style-name="P26"><text:bookmark-start text:name="_Toc247179228"/><text:bookmark-start text:name="_Toc245788823"/><text:bookmark-start text:name="_Toc246758699"/>Techniques<text:bookmark-end text:name="_Toc247179228"/><text:bookmark-end text:name="_Toc245788823"/><text:bookmark-end text:name="_Toc246758699"/></text:p>
                </text:list-item>
                <text:list-item>
                  <text:p text:style-name="P26"><text:bookmark-start text:name="_Toc247179229"/><text:bookmark-start text:name="_Toc246758700"/>Procédure de mise en exploitation du nouveau système<text:bookmark-end text:name="_Toc247179229"/><text:bookmark-end text:name="_Toc246758700"/></text:p>
                </text:list-item>
              </text:list>
            </text:list-item>
            <text:list-item>
              <text:p text:style-name="P24"><text:bookmark-start text:name="_Toc247179230"/><text:bookmark-start text:name="_Toc211425184"/><text:bookmark-start text:name="_Toc245788824"/><text:bookmark-start text:name="_Toc246758701"/>Analyse des risques<text:bookmark-end text:name="_Toc247179230"/><text:bookmark-end text:name="_Toc211425184"/><text:bookmark-end text:name="_Toc245788824"/><text:bookmark-end text:name="_Toc246758701"/></text:p>
              <text:list>
                <text:list-item>
                  <text:p text:style-name="P26"><text:bookmark-start text:name="_Toc247179231"/>Risques liés aux contraintes fonctionnelles<text:bookmark-end text:name="_Toc247179231"/></text:p>
                </text:list-item>
                <text:list-item>
                  <text:p text:style-name="P26"><text:bookmark-start text:name="_Toc247179232"/>Risques liés aux performances<text:bookmark-end text:name="_Toc247179232"/></text:p>
                </text:list-item>
                <text:list-item>
                  <text:p text:style-name="P26"><text:bookmark-start text:name="_Toc247179233"/>Risques liés aux ressources<text:bookmark-end text:name="_Toc247179233"/></text:p>
                </text:list-item>
                <text:list-item>
                  <text:p text:style-name="P26"><text:bookmark-start text:name="_Toc246758702"/><text:bookmark-start text:name="_Toc247179234"/><text:bookmark-start text:name="_Toc245788825"/>Risques liés aux contraintes techniques<text:bookmark-end text:name="_Toc246758702"/><text:bookmark-end text:name="_Toc247179234"/><text:bookmark-end text:name="_Toc245788825"/></text:p>
                </text:list-item>
                <text:list-item>
                  <text:p text:style-name="P26"><text:bookmark-start text:name="_Toc247179235"/><text:soft-page-break/>Risques liés aux procédures<text:bookmark-end text:name="_Toc247179235"/></text:p>
                </text:list-item>
              </text:list>
            </text:list-item>
            <text:list-item>
              <text:p text:style-name="P24"><text:bookmark-start text:name="_Toc247179236"/>Prototypage<text:bookmark-end text:name="_Toc247179236"/></text:p>
            </text:list-item>
          </text:list>
        </text:list-item>
        <text:list-item>
          <text:p text:style-name="P23"><text:bookmark-start text:name="_Toc247179237"/><text:span text:style-name="TA_20_Titre_20_doc"><text:span text:style-name="T21">Planification</text:span></text:span><text:bookmark-end text:name="_Toc247179237"/></text:p>
          <text:list>
            <text:list-item>
              <text:p text:style-name="P23"><text:bookmark-start text:name="_Toc211425187"/><text:bookmark-start text:name="_Toc245788832"/><text:bookmark-start text:name="_Toc246758709"/><text:bookmark-start text:name="_Toc247179238"/><text:span text:style-name="T22">WBS</text:span><text:bookmark-end text:name="_Toc211425187"/><text:span text:style-name="T22"> (Work Breakdown Structure)</text:span><text:bookmark-end text:name="_Toc245788832"/><text:bookmark-end text:name="_Toc246758709"/><text:bookmark-end text:name="_Toc247179238"/></text:p>
            </text:list-item>
            <text:list-item>
              <text:p text:style-name="P24"><text:bookmark-start text:name="_Toc247179239"/><text:bookmark-start text:name="_Toc245788833"/><text:bookmark-start text:name="_Toc246758710"/>PERT<text:bookmark-end text:name="_Toc247179239"/><text:bookmark-end text:name="_Toc245788833"/><text:bookmark-end text:name="_Toc246758710"/></text:p>
            </text:list-item>
            <text:list-item>
              <text:p text:style-name="P24"><text:bookmark-start text:name="_Toc247179240"/><text:bookmark-start text:name="_Toc245788834"/><text:bookmark-start text:name="_Toc246758711"/>GANTT<text:bookmark-end text:name="_Toc247179240"/><text:bookmark-end text:name="_Toc245788834"/><text:bookmark-end text:name="_Toc246758711"/></text:p>
            </text:list-item>
          </text:list>
        </text:list-item>
        <text:list-item>
          <text:p text:style-name="P23"><text:bookmark-start text:name="_Toc247179241"/><text:bookmark-start text:name="_Toc245788835"/><text:bookmark-start text:name="_Toc246758712"/><text:span text:style-name="TA_20_Titre_20_doc"><text:span text:style-name="T21">Annexes</text:span></text:span><text:bookmark-end text:name="_Toc247179241"/><text:bookmark-end text:name="_Toc245788835"/><text:bookmark-end text:name="_Toc246758712"/></text:p>
          <text:list>
            <text:list-item>
              <text:p text:style-name="P24"><text:bookmark-start text:name="_Toc247179242"/><text:bookmark-start text:name="_Toc245788836"/><text:bookmark-start text:name="_Toc246758713"/>Lexique<text:bookmark-end text:name="_Toc247179242"/><text:bookmark-end text:name="_Toc245788836"/><text:bookmark-end text:name="_Toc246758713"/></text:p>
            </text:list-item>
            <text:list-item>
              <text:p text:style-name="P24"><text:bookmark-start text:name="_Toc247179243"/><text:bookmark-start text:name="_Toc245788837"/><text:bookmark-start text:name="_Toc246758714"/>Bibliographie<text:bookmark-end text:name="_Toc247179243"/><text:bookmark-end text:name="_Toc245788837"/><text:bookmark-end text:name="_Toc246758714"/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0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0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Segoe UI" style:font-family-asian="'Segoe UI'" style:font-family-generic-asian="system" style:font-pitch-asian="variable" style:font-size-asian="11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 fo:font-size="10pt" fo:language="en" fo:country="US" style:letter-kerning="false" style:font-name-asian="Segoe UI" style:font-family-asian="'Segoe UI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fo:language="fr" fo:country="FR" style:letter-kerning="false" style:font-name-asian="Segoe UI" style:font-family-asian="'Segoe UI'" style:font-family-generic-asian="system" style:font-pitch-asian="variable" style:font-size-asian="12pt" style:language-asian="fr" style:country-asian="FR" style:font-name-complex="Tahoma1" style:font-family-complex="Tahoma" style:font-family-generic-complex="system" style:font-pitch-complex="variable" style:font-size-complex="12pt" style:language-complex="ar" style:country-complex="SA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exte_20_brut1" style:display-name="TA Texte brut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1" style:display-name="TA Paragraphe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2" style:display-name="TA Texte brut2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2" style:display-name="TA Paragraphe2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3" style:display-name="TA Texte brut3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3" style:display-name="TA Paragraphe3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4" style:display-name="TA Texte brut4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4" style:display-name="TA Paragraphe4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5" style:display-name="TA Texte brut5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5" style:display-name="TA Paragraphe5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1" style:display-name="TA Titre 1 avec numérotation1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1" style:display-name="TA Titre 2 avec numérotation1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1" style:display-name="TA Titre 3 avec numérotation1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1" style:display-name="TA Titre 4 avec numérotation1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1" style:display-name="TA Paragraphe centré1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2" style:display-name="TA Titre 1 avec numérotation2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2" style:display-name="TA Titre 2 avec numérotation2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2" style:display-name="TA Titre 3 avec numérotation2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2" style:display-name="TA Titre 4 avec numérotation2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2" style:display-name="TA Paragraphe centré2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3" style:display-name="TA Titre 1 avec numérotation3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3" style:display-name="TA Titre 2 avec numérotation3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3" style:display-name="TA Titre 3 avec numérotation3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3" style:display-name="TA Titre 4 avec numérotation3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3" style:display-name="TA Paragraphe centré3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" style:display-name="TA Paragraphe6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" style:display-name="TA Paragraphe7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sans_20_numérotation1" style:display-name="TA Titre 4 sans numérotation1" style:family="paragraph" style:parent-style-name="Standard" style:next-style-name="Standard" style:default-outline-level="4" style:list-style-name="">
      <style:paragraph-properties fo:margin-top="0.635cm" fo:margin-bottom="0.423cm" loext:contextual-spacing="false" fo:text-align="justify" style:justify-single-word="false" fo:keep-together="always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4" style:display-name="TA Titre 1 avec numérotation4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4" style:display-name="TA Titre 2 avec numérotation4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4" style:display-name="TA Titre 3 avec numérotation4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4" style:display-name="TA Titre 4 avec numérotation4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exte_20_brut6" style:display-name="TA Texte brut6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sans_20_numérotation1" style:display-name="TA Titre 6 sans numérotation1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5_20_avec_20_numérotation" style:display-name="TA Titre 5 avec numérotation" style:family="paragraph" style:parent-style-name="Standard" style:default-outline-level="">
      <style:paragraph-properties fo:margin-left="5.652cm" fo:margin-right="0cm" fo:margin-top="0.635cm" fo:margin-bottom="0.423cm" loext:contextual-spacing="false" fo:text-align="justify" style:justify-single-word="false" fo:keep-together="always" fo:text-indent="0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paragraph-properties fo:margin-left="6.9cm" fo:margin-right="0cm" fo:text-indent="0cm" style:auto-text-indent="false"/>
    </style:style>
    <style:style style:name="TA_20_Texte_20_brut7" style:display-name="TA Texte brut7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" style:display-name="TA Paragraphe8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31" style:display-name="TA Texte brut3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31" style:display-name="TA Paragraphe3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41" style:display-name="TA Texte brut4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41" style:display-name="TA Paragraphe4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51" style:display-name="TA Texte brut5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51" style:display-name="TA Paragraphe5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5" style:display-name="TA Titre 1 avec numérotation5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5" style:display-name="TA Titre 2 avec numérotation5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5" style:display-name="TA Titre 3 avec numérotation5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5" style:display-name="TA Titre 4 avec numérotation5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1" style:display-name="TA Paragraphe6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1" style:display-name="TA Paragraphe7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6" style:display-name="TA Titre 1 avec numérotation6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6" style:display-name="TA Titre 2 avec numérotation6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6" style:display-name="TA Titre 3 avec numérotation6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6" style:display-name="TA Titre 4 avec numérotation6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itre_20_5_20_avec_20_numérotation1" style:display-name="TA Titre 5 avec numérotation1" style:family="paragraph" style:parent-style-name="Standard" style:default-outline-level="">
      <style:paragraph-properties fo:margin-left="5.652cm" fo:margin-right="0cm" fo:margin-top="0.635cm" fo:margin-bottom="0.423cm" loext:contextual-spacing="false" fo:text-align="justify" style:justify-single-word="false" fo:keep-together="always" fo:text-indent="-1.905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avec_20_numérotation1" style:display-name="TA Titre 6 avec numérotation1" style:family="paragraph" style:parent-style-name="TA_20_Titre_20_6_20_sans_20_numérotation" style:default-outline-level="">
      <style:paragraph-properties fo:margin-left="6.9cm" fo:margin-right="0cm" fo:text-indent="-1.905cm" style:auto-text-indent="false"/>
    </style:style>
    <style:style style:name="TA_20_Titre_20_4_20_sans_20_numérotation11" style:display-name="TA Titre 4 sans numérotation11" style:family="paragraph" style:parent-style-name="Standard" style:next-style-name="Standard" style:default-outline-level="4" style:list-style-name="">
      <style:paragraph-properties fo:margin-top="0.635cm" fo:margin-bottom="0.423cm" loext:contextual-spacing="false" fo:text-align="justify" style:justify-single-word="false" fo:keep-together="always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41" style:display-name="TA Titre 3 avec numérotation41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41" style:display-name="TA Titre 4 avec numérotation41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exte_20_brut61" style:display-name="TA Texte brut6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sans_20_numérotation11" style:display-name="TA Titre 6 sans numérotation11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exte_20_brut71" style:display-name="TA Texte brut7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1" style:display-name="TA Paragraphe8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2" style:display-name="TA Texte brut72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2" style:display-name="TA Paragraphe82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3" style:display-name="TA Texte brut73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3" style:display-name="TA Paragraphe83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4" style:display-name="TA Texte brut74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4" style:display-name="TA Paragraphe84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5" style:display-name="TA Texte brut75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5" style:display-name="TA Paragraphe85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7" style:display-name="TA Titre 1 avec numérotation7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7" style:display-name="TA Titre 2 avec numérotation7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7" style:display-name="TA Titre 3 avec numérotation7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7" style:display-name="TA Titre 4 avec numérotation7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51" style:display-name="TA Titre 3 avec numérotation51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51" style:display-name="TA Titre 4 avec numérotation51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11" style:display-name="TA Paragraphe61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11" style:display-name="TA Paragraphe71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Placeholder_20_Text" style:display-name="Placeholder Text" style:family="text" style:parent-style-name="Default_20_Paragraph_20_Font">
      <style:text-properties fo:color="#808080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TA_20_Texte_20_brut_20_Car1" style:display-name="TA Texte brut Car1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1" style:display-name="TA Paragraphe Car1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2" style:display-name="TA Texte brut Car2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2" style:display-name="TA Paragraphe Car2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3" style:display-name="TA Texte brut Car3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3" style:display-name="TA Paragraphe Car3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4" style:display-name="TA Texte brut Car4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4" style:display-name="TA Paragraphe Car4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5" style:display-name="TA Texte brut Car5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5" style:display-name="TA Paragraphe Car5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En-tête_20_Car1" style:display-name="En-tête Car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" style:display-name="Pied de page Car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" style:display-name="En-tête Car2" style:family="text" style:parent-style-name="Default_20_Paragraph_20_Font"/>
    <style:style style:name="En-tête_20_Car3" style:display-name="En-tête Car3" style:family="text" style:parent-style-name="Default_20_Paragraph_20_Font"/>
    <style:style style:name="En-tête_20_Car4" style:display-name="En-tête Car4" style:family="text" style:parent-style-name="Default_20_Paragraph_20_Font"/>
    <style:style style:name="En-tête_20_Car5" style:display-name="En-tête Car5" style:family="text" style:parent-style-name="Default_20_Paragraph_20_Font"/>
    <style:style style:name="TA_20_Paragraphe_20_Car6" style:display-name="TA Paragraphe Car6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6" style:display-name="En-tête Car6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Pied_20_de_20_page_20_Car2" style:display-name="Pied de page Car2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TA_20_Paragraphe_20_Car7" style:display-name="TA Paragraphe Car7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7" style:display-name="En-tête Car7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Pied_20_de_20_page_20_Car3" style:display-name="Pied de page Car3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8" style:display-name="En-tête Car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4" style:display-name="Pied de page Car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9" style:display-name="En-tête Car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5" style:display-name="Pied de page Car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0" style:display-name="En-tête Car1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6" style:display-name="Pied de page Car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1" style:display-name="En-tête Car1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7" style:display-name="Pied de page Car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2" style:display-name="En-tête Car1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8" style:display-name="Pied de page Car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3" style:display-name="En-tête Car1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9" style:display-name="Pied de page Car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4" style:display-name="En-tête Car1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0" style:display-name="Pied de page Car1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5" style:display-name="En-tête Car1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1" style:display-name="Pied de page Car1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6" style:display-name="En-tête Car1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2" style:display-name="Pied de page Car1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TA_20_Texte_20_brut_20_Car6" style:display-name="TA Texte brut Car6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17" style:display-name="En-tête Car1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3" style:display-name="Pied de page Car1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8" style:display-name="En-tête Car1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4" style:display-name="Pied de page Car1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9" style:display-name="En-tête Car1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5" style:display-name="Pied de page Car1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0" style:display-name="En-tête Car2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6" style:display-name="Pied de page Car1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1" style:display-name="En-tête Car2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7" style:display-name="Pied de page Car1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2" style:display-name="En-tête Car2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8" style:display-name="Pied de page Car1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TA_20_Texte_20_brut_20_Car7" style:display-name="TA Texte brut Car7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8" style:display-name="TA Paragraphe Car8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En-tête_20_Car23" style:display-name="En-tête Car2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9" style:display-name="Pied de page Car1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4" style:display-name="En-tête Car2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0" style:display-name="Pied de page Car2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5" style:display-name="En-tête Car2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1" style:display-name="Pied de page Car2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6" style:display-name="En-tête Car2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2" style:display-name="Pied de page Car2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7" style:display-name="En-tête Car2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3" style:display-name="Pied de page Car2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8" style:display-name="En-tête Car2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9" style:display-name="En-tête Car2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30" style:display-name="En-tête Car3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4" style:display-name="Pied de page Car24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31" style:display-name="En-tête Car3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5" style:display-name="Pied de page Car25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32" style:display-name="En-tête Car32" style:family="text" style:parent-style-name="Default_20_Paragraph_20_Font"/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33" style:display-name="En-tête Car33" style:family="text" style:parent-style-name="Default_20_Paragraph_20_Font"/>
    <style:style style:name="En-tête_20_Car34" style:display-name="En-tête Car34" style:family="text" style:parent-style-name="Default_20_Paragraph_20_Font"/>
    <style:style style:name="En-tête_20_Car35" style:display-name="En-tête Car35" style:family="text" style:parent-style-name="Default_20_Paragraph_20_Font"/>
    <style:style style:name="En-tête_20_Car36" style:display-name="En-tête Car36" style:family="text" style:parent-style-name="Default_20_Paragraph_20_Font"/>
    <style:style style:name="En-tête_20_Car37" style:display-name="En-tête Car37" style:family="text" style:parent-style-name="Default_20_Paragraph_20_Font"/>
    <style:style style:name="En-tête_20_Car38" style:display-name="En-tête Car3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6" style:display-name="Pied de page Car2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39" style:display-name="En-tête Car39" style:family="text" style:parent-style-name="Default_20_Paragraph_20_Font"/>
    <style:style style:name="En-tête_20_Car40" style:display-name="En-tête Car40" style:family="text" style:parent-style-name="Default_20_Paragraph_20_Font"/>
    <style:style style:name="En-tête_20_Car41" style:display-name="En-tête Car41" style:family="text" style:parent-style-name="Default_20_Paragraph_20_Font"/>
    <style:style style:name="En-tête_20_Car42" style:display-name="En-tête Car42" style:family="text" style:parent-style-name="Default_20_Paragraph_20_Font"/>
    <style:style style:name="En-tête_20_Car43" style:display-name="En-tête Car43" style:family="text" style:parent-style-name="Default_20_Paragraph_20_Font"/>
    <style:style style:name="En-tête_20_Car44" style:display-name="En-tête Car44" style:family="text" style:parent-style-name="Default_20_Paragraph_20_Font"/>
    <style:style style:name="En-tête_20_Car45" style:display-name="En-tête Car4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7" style:display-name="Pied de page Car2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6" style:display-name="En-tête Car4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8" style:display-name="Pied de page Car2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7" style:display-name="En-tête Car4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9" style:display-name="Pied de page Car2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8" style:display-name="En-tête Car4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0" style:display-name="Pied de page Car3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9" style:display-name="En-tête Car4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1" style:display-name="Pied de page Car3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50" style:display-name="En-tête Car5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2" style:display-name="Pied de page Car3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3" style:display-name="Pied de page Car33" style:family="text" style:parent-style-name="Default_20_Paragraph_20_Font"/>
    <style:style style:name="En-tête_20_Car51" style:display-name="En-tête Car51" style:family="text" style:parent-style-name="Default_20_Paragraph_20_Font"/>
    <style:style style:name="En-tête_20_Car52" style:display-name="En-tête Car52" style:family="text" style:parent-style-name="Default_20_Paragraph_20_Font"/>
    <style:style style:name="En-tête_20_Car53" style:display-name="En-tête Car53" style:family="text" style:parent-style-name="Default_20_Paragraph_20_Font"/>
    <style:style style:name="En-tête_20_Car54" style:display-name="En-tête Car54" style:family="text" style:parent-style-name="Default_20_Paragraph_20_Font"/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8" style:display-name="ListLabel 48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9" style:display-name="ListLabel 49" style:family="text">
      <style:text-properties fo:color="#1f497d"/>
    </style:style>
    <style:style style:name="ListLabel_20_50" style:display-name="ListLabel 50" style:family="text">
      <style:text-properties fo:color="#4f81bd"/>
    </style:style>
    <style:style style:name="ListLabel_20_51" style:display-name="ListLabel 51" style:family="text">
      <style:text-properties fo:color="#8db3e2"/>
    </style:style>
    <style:style style:name="ListLabel_20_52" style:display-name="ListLabel 52" style:family="text">
      <style:text-properties fo:color="#c6d9f1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54" style:display-name="ListLabel 54" style:family="text">
      <style:text-properties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/>
    </style:style>
    <style:style style:name="ListLabel_20_55" style:display-name="ListLabel 55" style:family="text">
      <style:text-properties style:use-window-font-color="true" style:font-name="Arial" fo:font-family="Arial" style:font-family-generic="roman" style:font-pitch="variabl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7" style:display-name="ListLabel 57" style:family="text">
      <style:text-properties style:use-window-font-color="true" style:font-name="Arial" fo:font-family="Arial" style:font-family-generic="roman" style:font-pitch="variabl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8" style:display-name="ListLabel 58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9" style:display-name="ListLabel 59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0" style:display-name="ListLabel 60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1" style:display-name="ListLabel 61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2" style:display-name="ListLabel 62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1" style:display-name="TA Liste hiérarchique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2" style:display-name="TA Liste hiérarchique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3" style:display-name="TA Liste hiérarchique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4" style:display-name="TA Liste hiérarchique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5" style:display-name="TA Liste hiérarchique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6" style:display-name="TA Liste hiérarchique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7" style:display-name="TA Liste hiérarchique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2.0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13.511cm" svg:y="-0.381cm" svg:width="4.47cm" svg:height="1.134cm" draw:z-index="3"><draw:image xlink:href="Pictures/1000000000000210000000868CABC5E994E5C60B.jpg" xlink:type="simple" xlink:show="embed" xlink:actuate="onLoad" loext:mime-type="image/jpeg"/></draw:frame><draw:frame draw:style-name="Mfr1" draw:name="Image2" text:anchor-type="char" svg:x="-1.96cm" svg:y="-0.826cm" svg:width="4.955cm" svg:height="2.007cm" draw:z-index="7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4</text:page-number></text:p>
        <text:p text:style-name="Footer">STB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8T12:14:00</meta:creation-date>
    <dc:language>fr-FR</dc:language>
    <meta:print-date>2019-10-11T01:36:49</meta:print-date>
    <dc:date>2019-10-11T19:45:37.072000000</dc:date>
    <meta:editing-cycles>170</meta:editing-cycles>
    <dc:subject>&lt;Titre du document&gt;</dc:subject>
    <dc:title>&lt;Titre&gt;</dc:title>
    <meta:editing-duration>PT10H58M21S</meta:editing-duration>
    <meta:generator>LibreOffice/6.2.4.2$Windows_X86_64 LibreOffice_project/2412653d852ce75f65fbfa83fb7e7b669a126d64</meta:generator>
    <meta:document-statistic meta:table-count="2" meta:image-count="2" meta:object-count="0" meta:page-count="4" meta:paragraph-count="86" meta:word-count="320" meta:character-count="2089" meta:non-whitespace-character-count="1861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STBE" xlink:href=""/>
  </office:meta>
</office:document-meta>
</file>